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58ddf" officeooo:paragraph-rsid="00058ddf"/>
    </style:style>
    <style:style style:name="P2" style:family="paragraph" style:parent-style-name="Text_20_body" style:list-style-name="L1">
      <style:text-properties officeooo:rsid="00058ddf" officeooo:paragraph-rsid="00058ddf"/>
    </style:style>
    <style:style style:name="T1" style:family="text">
      <style:text-properties officeooo:rsid="0005f6b8"/>
    </style:style>
    <style:style style:name="T2" style:family="text">
      <style:text-properties officeooo:rsid="000785f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1">Data – fMRI function connectivity matrices 90x90, 203 subjects - 112 volunteers, 91 patients</text:p>
      <text:p text:style-name="P1">LOO performances:</text:p>
      <text:list xml:id="list9179972537098917684" text:style-name="L1">
        <text:list-item>
          <text:p text:style-name="P2">MATLAB classification forest (default settings) – 10 trees: 6<text:span text:style-name="T2">4,53</text:span>%; 100 trees 69,<text:span text:style-name="T1">46</text:span>%; 1000 trees 70,94%</text:p>
        </text:list-item>
        <text:list-item>
          <text:p text:style-name="P2">PCA → LDA (20 features): 75%</text:p>
        </text:list-item>
        <text:list-item>
          <text:p text:style-name="P2">SVM: 99%</text:p>
        </text:list-item>
        <text:list-item>
          <text:p text:style-name="P2">RDA: 100%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7:40.668193192</meta:creation-date>
    <dc:date>2015-03-09T11:12:58.630264156</dc:date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46" meta:character-count="282" meta:non-whitespace-character-count="245"/>
  </office:meta>
</office:document-meta>
</file>